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fr" fo:country="FR" officeooo:rsid="00019cab" officeooo:paragraph-rsid="00019cab"/>
    </style:style>
    <style:style style:name="P2" style:family="paragraph" style:parent-style-name="Text_20_body">
      <style:text-properties fo:language="fr" fo:country="FR" officeooo:rsid="00019cab" officeooo:paragraph-rsid="00019cab"/>
    </style:style>
    <style:style style:name="P3" style:family="paragraph" style:parent-style-name="Text_20_body">
      <style:text-properties fo:language="fr" fo:country="FR" officeooo:rsid="00019cab" officeooo:paragraph-rsid="00022702"/>
    </style:style>
    <style:style style:name="P4" style:family="paragraph" style:parent-style-name="Standard">
      <style:text-properties fo:language="fr" fo:country="FR" fo:font-style="italic" officeooo:rsid="00019cab" officeooo:paragraph-rsid="00019cab" style:font-style-asian="italic" style:font-style-complex="italic"/>
    </style:style>
    <style:style style:name="P5" style:family="paragraph" style:parent-style-name="Text_20_body">
      <style:text-properties fo:language="fr" fo:country="FR" officeooo:paragraph-rsid="00019cab"/>
    </style:style>
    <style:style style:name="P6" style:family="paragraph" style:parent-style-name="Text_20_body">
      <style:text-properties officeooo:rsid="0002e4cd" officeooo:paragraph-rsid="0002e4cd"/>
    </style:style>
    <style:style style:name="P7" style:family="paragraph" style:parent-style-name="Heading_20_2">
      <style:text-properties fo:language="fr" fo:country="FR"/>
    </style:style>
    <style:style style:name="P8" style:family="paragraph" style:parent-style-name="Heading_20_2">
      <style:text-properties fo:language="fr" fo:country="FR" officeooo:rsid="00019cab" officeooo:paragraph-rsid="00019cab"/>
    </style:style>
    <style:style style:name="P9" style:family="paragraph" style:parent-style-name="Heading_20_3">
      <style:text-properties fo:language="fr" fo:country="FR" officeooo:rsid="00019cab" officeooo:paragraph-rsid="00019cab"/>
    </style:style>
    <style:style style:name="P10" style:family="paragraph" style:parent-style-name="Heading_20_3">
      <style:text-properties fo:language="fr" fo:country="FR" officeooo:rsid="0004b086" officeooo:paragraph-rsid="0004b086"/>
    </style:style>
    <style:style style:name="P11" style:family="paragraph" style:parent-style-name="Heading_20_3">
      <style:text-properties style:font-name="Liberation Sans" fo:font-size="14pt" fo:language="fr" fo:country="FR" fo:font-weight="bold" officeooo:rsid="00019cab" officeooo:paragraph-rsid="00019cab" style:font-name-asian="Noto Sans CJK SC" style:font-size-asian="14pt" style:font-weight-asian="bold" style:font-name-complex="Lohit Devanagari1" style:font-size-complex="14pt" style:font-weight-complex="bold"/>
    </style:style>
    <style:style style:name="P12" style:family="paragraph" style:parent-style-name="Standard" style:list-style-name="L1">
      <style:text-properties fo:language="fr" fo:country="FR" officeooo:rsid="00019cab" officeooo:paragraph-rsid="00019cab"/>
    </style:style>
    <style:style style:name="P13" style:family="paragraph" style:parent-style-name="Text_20_body" style:list-style-name="L2">
      <style:text-properties fo:language="fr" fo:country="FR" fo:font-style="normal" officeooo:rsid="0001bb0a" officeooo:paragraph-rsid="0001bb0a" style:font-style-asian="normal" style:font-style-complex="normal"/>
    </style:style>
    <style:style style:name="P14" style:family="paragraph" style:parent-style-name="Text_20_body" style:list-style-name="L2">
      <style:text-properties fo:language="fr" fo:country="FR" fo:font-style="normal" officeooo:rsid="00055785" officeooo:paragraph-rsid="00055785" style:font-style-asian="normal" style:font-style-complex="normal"/>
    </style:style>
    <style:style style:name="P15" style:family="paragraph" style:parent-style-name="Text_20_body" style:list-style-name="L2">
      <style:text-properties fo:language="fr" fo:country="FR" fo:font-style="normal" officeooo:rsid="00022702" officeooo:paragraph-rsid="00022702" style:font-style-asian="normal" style:font-style-complex="normal"/>
    </style:style>
    <style:style style:name="P16" style:family="paragraph" style:parent-style-name="Text_20_body" style:list-style-name="L3">
      <style:text-properties fo:language="fr" fo:country="FR" fo:font-style="normal" officeooo:rsid="00022702" officeooo:paragraph-rsid="00022702" style:font-style-asian="normal" style:font-style-complex="normal"/>
    </style:style>
    <style:style style:name="P17" style:family="paragraph" style:parent-style-name="Text_20_body" style:list-style-name="L2">
      <style:text-properties fo:language="fr" fo:country="FR" fo:font-style="normal" officeooo:rsid="0006e34d" officeooo:paragraph-rsid="0006e34d" style:font-style-asian="normal" style:font-style-complex="normal"/>
    </style:style>
    <style:style style:name="P18" style:family="paragraph" style:parent-style-name="Text_20_body" style:list-style-name="L2">
      <style:text-properties fo:language="fr" fo:country="FR" fo:font-style="normal" officeooo:rsid="00085f24" officeooo:paragraph-rsid="00085f24" style:font-style-asian="normal" style:font-style-complex="normal"/>
    </style:style>
    <style:style style:name="P19" style:family="paragraph" style:parent-style-name="Text_20_body" style:list-style-name="L2">
      <style:text-properties fo:language="fr" fo:country="FR" fo:font-style="normal" officeooo:rsid="000b947b" officeooo:paragraph-rsid="000b947b" style:font-style-asian="normal" style:font-style-complex="normal"/>
    </style:style>
    <style:style style:name="P20" style:family="paragraph" style:parent-style-name="Text_20_body" style:list-style-name="L2">
      <style:text-properties fo:language="fr" fo:country="FR" fo:font-style="normal" officeooo:rsid="000b947b" officeooo:paragraph-rsid="000f1ffe" style:font-style-asian="normal" style:font-style-complex="normal"/>
    </style:style>
    <style:style style:name="P21" style:family="paragraph" style:parent-style-name="Text_20_body" style:list-style-name="L3">
      <style:text-properties fo:language="fr" fo:country="FR" fo:font-style="normal" officeooo:rsid="000d6b82" officeooo:paragraph-rsid="000d6b82" style:font-style-asian="normal" style:font-style-complex="normal"/>
    </style:style>
    <style:style style:name="P22" style:family="paragraph" style:parent-style-name="Text_20_body" style:list-style-name="L3">
      <style:text-properties fo:language="fr" fo:country="FR" fo:font-style="normal" officeooo:rsid="000d6b82" officeooo:paragraph-rsid="00107724" style:font-style-asian="normal" style:font-style-complex="normal"/>
    </style:style>
    <style:style style:name="P23" style:family="paragraph" style:parent-style-name="Text_20_body" style:list-style-name="L4">
      <style:text-properties fo:language="fr" fo:country="FR" officeooo:rsid="00019cab" officeooo:paragraph-rsid="00019cab"/>
    </style:style>
    <style:style style:name="P24" style:family="paragraph" style:parent-style-name="Text_20_body" style:list-style-name="L4">
      <style:text-properties fo:language="fr" fo:country="FR" officeooo:rsid="00019cab" officeooo:paragraph-rsid="0004b086"/>
    </style:style>
    <style:style style:name="P25" style:family="paragraph" style:parent-style-name="Text_20_body" style:list-style-name="L4">
      <style:text-properties fo:language="fr" fo:country="FR" officeooo:rsid="00019cab" officeooo:paragraph-rsid="0004cb4f"/>
    </style:style>
    <style:style style:name="P26" style:family="paragraph" style:parent-style-name="Text_20_body" style:list-style-name="L5">
      <style:text-properties fo:language="fr" fo:country="FR" officeooo:rsid="00019cab" officeooo:paragraph-rsid="00019cab"/>
    </style:style>
    <style:style style:name="P27" style:family="paragraph" style:parent-style-name="Text_20_body" style:list-style-name="L3">
      <style:text-properties style:font-name="Liberation Serif" fo:font-size="12pt" fo:language="fr" fo:country="FR" fo:font-style="normal" fo:font-weight="normal" officeooo:rsid="00022702" officeooo:paragraph-rsid="00022702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 style:list-style-name="L3">
      <style:text-properties style:font-name="Liberation Serif" fo:font-size="12pt" fo:language="fr" fo:country="FR" fo:font-style="normal" fo:font-weight="normal" officeooo:rsid="000f1ffe" officeooo:paragraph-rsid="000f1ffe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 style:list-style-name="L4">
      <style:text-properties style:font-name="Liberation Serif" fo:font-size="12pt" fo:language="fr" fo:country="FR" fo:font-style="normal" fo:font-weight="normal" officeooo:rsid="000f1ffe" officeooo:paragraph-rsid="00107724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 style:list-style-name="L4">
      <style:text-properties style:font-name="Liberation Serif" fo:font-size="12pt" fo:language="fr" fo:country="FR" fo:font-style="normal" fo:font-weight="normal" officeooo:rsid="000f1ffe" officeooo:paragraph-rsid="00122437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 style:list-style-name="L5">
      <style:text-properties style:font-name="Liberation Serif" fo:font-size="12pt" fo:language="fr" fo:country="FR" fo:font-style="normal" fo:font-weight="normal" officeooo:rsid="000f1ffe" officeooo:paragraph-rsid="00122437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 style:list-style-name="L3">
      <style:text-properties style:font-name="Liberation Serif" fo:font-size="12pt" fo:language="fr" fo:country="FR" fo:font-style="normal" fo:font-weight="normal" officeooo:rsid="00019cab" officeooo:paragraph-rsid="00022702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/>
    </style:style>
    <style:style style:name="P33" style:family="paragraph" style:parent-style-name="Text_20_body" style:list-style-name="L3">
      <style:text-properties style:font-name="Liberation Serif" fo:font-size="12pt" fo:language="fr" fo:country="FR" fo:font-style="normal" fo:font-weight="normal" officeooo:rsid="000d6b82" officeooo:paragraph-rsid="000d6b82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22702"/>
    </style:style>
    <style:style style:name="T3" style:family="text">
      <style:text-properties fo:language="fr" fo:country="FR"/>
    </style:style>
    <style:style style:name="T4" style:family="text">
      <style:text-properties fo:language="fr" fo:country="FR" officeooo:rsid="00019cab"/>
    </style:style>
    <style:style style:name="T5" style:family="text">
      <style:text-properties fo:language="fr" fo:country="FR" officeooo:rsid="00055785"/>
    </style:style>
    <style:style style:name="T6" style:family="text">
      <style:text-properties officeooo:rsid="00055785"/>
    </style:style>
    <style:style style:name="T7" style:family="text">
      <style:text-properties officeooo:rsid="0006e34d"/>
    </style:style>
    <style:style style:name="T8" style:family="text">
      <style:text-properties officeooo:rsid="00085f24"/>
    </style:style>
    <style:style style:name="T9" style:family="text">
      <style:text-properties officeooo:rsid="0009df9b"/>
    </style:style>
    <style:style style:name="T10" style:family="text">
      <style:text-properties officeooo:rsid="000f1ffe"/>
    </style:style>
    <style:style style:name="T11" style:family="text">
      <style:text-properties style:font-name="Liberation Serif" fo:font-size="12pt" fo:font-weight="normal" officeooo:rsid="00022702" style:font-size-asian="12pt" style:font-weight-asian="normal" style:font-size-complex="12pt" style:font-weight-complex="normal"/>
    </style:style>
    <style:style style:name="T12" style:family="text">
      <style:text-properties officeooo:rsid="00107724"/>
    </style:style>
    <style:style style:name="T13" style:family="text">
      <style:text-properties officeooo:rsid="0012243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Guide d’installation</text:h>
      <text:p text:style-name="P1"/>
      <text:p text:style-name="P1">Spécifiez dans le fichier <text:span text:style-name="T1">.env</text:span> (ou <text:span text:style-name="T1">.env.local</text:span>) les champs :</text:p>
      <text:list xml:id="list376947052" text:style-name="L1">
        <text:list-item>
          <text:p text:style-name="P12">SECRET=</text:p>
        </text:list-item>
        <text:list-item>
          <text:p text:style-name="P12">PORT=</text:p>
        </text:list-item>
      </text:list>
      <text:p text:style-name="P1">Le port par défaut est le port 3000, vous pouvez générer 64 bytes aléatoirement pour spécifier le champ SECRET à l’aide de la commande <text:span text:style-name="T2">javascript</text:span> :</text:p>
      <text:p text:style-name="P1"/>
      <text:p text:style-name="P4">require('crypto').randomBytes(64).toString('hex’)</text:p>
      <text:p text:style-name="P1"/>
      <text:p text:style-name="P1">Ensuite entrez dans votre terminal :</text:p>
      <text:p text:style-name="P1"/>
      <text:p text:style-name="P4">npm install &amp;&amp; npm start</text:p>
      <text:p text:style-name="P1"/>
      <text:h text:style-name="P8" text:outline-level="2">Connexion au serveur</text:h>
      <text:p text:style-name="P2">Ouvrir la page : <text:span text:style-name="T1">http://localhost:PORT </text:span></text:p>
      <text:p text:style-name="P3"><text:span text:style-name="T6">(</text:span>où PORT est le port défini dans le fichier .env (ou .env.local), si vous n’avez pas défini de port, i<text:span text:style-name="T2">l est de </text:span>3000 par défaut.<text:span text:style-name="T6">)</text:span></text:p>
      <text:h text:style-name="P8" text:outline-level="2">Description des routes</text:h>
      <text:p text:style-name="P6"><text:span text:style-name="T4">I</text:span><text:span text:style-name="T3">l y a </text:span><text:span text:style-name="T5">cinq</text:span><text:span text:style-name="T3"> méthodes de requêtes sur EasyCollab : GET, POST, PUT, </text:span><text:span text:style-name="T5">PATCH et </text:span><text:span text:style-name="T3">DELETE. Nous allons vous détailler l’intégralité des routes pour chacune de ces méthodes.</text:span></text:p>
      <text:h text:style-name="P9" text:outline-level="3">GET</text:h>
      <text:list xml:id="list1024889152" text:style-name="L2">
        <text:list-item>
          <text:p text:style-name="P13">/ </text:p>
          <text:p text:style-name="P14">Affichage de la page d’accueil du site. </text:p>
          <text:list>
            <text:list-item>
              <text:p text:style-name="P14">Si l’utilisateur n’est pas connecté, il y verra une description du site et deux boutons : « Se connecter » et « Créer un compte ». </text:p>
            </text:list-item>
            <text:list-item>
              <text:p text:style-name="P14">Si il est connecté, <text:span text:style-name="T7">il y verra la page de gestion de ses documents et les documents qu’il lui ont été partagé.</text:span></text:p>
            </text:list-item>
          </text:list>
        </text:list-item>
        <text:list-item>
          <text:p text:style-name="P15">/account/signin</text:p>
          <text:p text:style-name="P17">Formulaire de connexion au site (utilisateur et mot de passe).</text:p>
        </text:list-item>
        <text:list-item>
          <text:p text:style-name="P15">/account/signup</text:p>
          <text:p text:style-name="P17">Formulaire de d’inscription au site (utilisateur, mot de passe <text:span text:style-name="T8">et confirmation mot de passe</text:span>).</text:p>
        </text:list-item>
        <text:list-item>
          <text:p text:style-name="P15">/account/signoff</text:p>
          <text:p text:style-name="P18">Permet à l’utilisateur de se déconnecter.</text:p>
        </text:list-item>
        <text:list-item>
          <text:p text:style-name="P15"><text:soft-page-break/>/sheet/new</text:p>
          <text:p text:style-name="P18">Formulaire de création d’un nouveau document <text:span text:style-name="T9">(nom du document).</text:span></text:p>
        </text:list-item>
        <text:list-item>
          <text:p text:style-name="P15">/sheet/:sheetId</text:p>
          <text:p text:style-name="P19">Consultation d’un document avec l’identifiant ‘<text:span text:style-name="T2">sheetId’.</text:span></text:p>
        </text:list-item>
        <text:list-item>
          <text:p text:style-name="P15">/sheet/update/:sheetId</text:p>
          <text:p text:style-name="P20">Non accessible par l’utilisateur, elle est utilisé pour raison technique (Long polling). Cette route permet de recevoir les données du document partagé <text:span text:style-name="T10">d’identifiant ‘</text:span><text:span text:style-name="T11">sheetId’</text:span> lorsque celui-ci a été modifié par un autre utilisateur.</text:p>
        </text:list-item>
        <text:list-item>
          <text:p text:style-name="P15">/sheet/usersOnPage/:sheetId</text:p>
          <text:p text:style-name="P20">Non accessible par l’utilisateur, elle est utilisé pour raison technique. Cette route permet à l’utilisateur de recevoir la liste des clients présent sur <text:span text:style-name="T10">le</text:span> document <text:span text:style-name="T10">d’identifiant </text:span>‘<text:span text:style-name="T11">sheetId’</text:span>.</text:p>
        </text:list-item>
      </text:list>
      <text:h text:style-name="P11" text:outline-level="3">POST</text:h>
      <text:list xml:id="list2979023332" text:style-name="L3">
        <text:list-item>
          <text:p text:style-name="P16">/account/signin</text:p>
          <text:p text:style-name="P21">Permet au serveur de traiter la requête de connexion lorsqu’on valide le formulaire (contient l’identifiant et le mot de passe <text:span text:style-name="T12">hashé</text:span>).</text:p>
        </text:list-item>
        <text:list-item>
          <text:p text:style-name="P16">/account/signup</text:p>
          <text:p text:style-name="P22">Permet au serveur de traiter la requête d’inscription lorsqu’on valide le formulaire (contient l’identifiant et le mot de passe <text:span text:style-name="T12">hashé</text:span>).</text:p>
        </text:list-item>
        <text:list-item>
          <text:p text:style-name="P32">/sheet/new</text:p>
          <text:p text:style-name="P33">Permet au serveur de traiter la requête <text:span text:style-name="T12">de création de document</text:span> lorsqu’on valide le formulaire (contient le nom du document à créer).</text:p>
        </text:list-item>
        <text:list-item>
          <text:p text:style-name="P27">/sheet/subscribe/:sheetId</text:p>
          <text:p text:style-name="P28">Permet à l’utilisateur d’envoyer au serveur qu’il est entrain de consulter le document d’identifiant ‘<text:span text:style-name="T2">sheetId’.</text:span></text:p>
        </text:list-item>
        <text:list-item>
          <text:p text:style-name="P27">/sheet/unsubscribe/:sheetId</text:p>
          <text:p text:style-name="P28">Permet à l’utilisateur d’envoyer au serveur qu’il a fini de consulter le document d’identifiant ‘<text:span text:style-name="T2">sheetId’.</text:span></text:p>
        </text:list-item>
      </text:list>
      <text:h text:style-name="P9" text:outline-level="3">PUT</text:h>
      <text:list xml:id="list607822509" text:style-name="L4">
        <text:list-item>
          <text:p text:style-name="P23">/sheet/rename/:sheetId</text:p>
          <text:p text:style-name="P29">Permet à l’utilisateur d’envoyer au serveur <text:span text:style-name="T12">le caractère qu’il vient de taper dans </text:span>le document d’identifiant ‘<text:span text:style-name="T2">sheetId’. </text:span><text:span text:style-name="T12">(contient le caractère en question)</text:span></text:p>
        </text:list-item>
      </text:list>
      <text:h text:style-name="P10" text:outline-level="3"><text:soft-page-break/>PATCH</text:h>
      <text:list xml:id="list181831166450238" text:continue-numbering="true" text:style-name="L4">
        <text:list-item>
          <text:p text:style-name="P24">/sheet/:sheetId</text:p>
          <text:p text:style-name="P30">Permet à l’utilisateur d’envoyer au serveur <text:span text:style-name="T12">le </text:span><text:span text:style-name="T13">nouveau nom du document d’identifiant ‘sheetId’. (contient le nouveau nom du document)</text:span></text:p>
        </text:list-item>
        <text:list-item>
          <text:p text:style-name="P25">/sheet/users/:sheetId</text:p>
          <text:p text:style-name="P30">Permet à l’utilisateur d’<text:span text:style-name="T13">ajouter un utilisateur pouvant consulter et modifier son document d’identifiant ‘sheetId’. (contient le nom d’utilisateur de la personne à ajouter)</text:span></text:p>
        </text:list-item>
      </text:list>
      <text:h text:style-name="P9" text:outline-level="3">DELETE</text:h>
      <text:list xml:id="list949935075" text:style-name="L5">
        <text:list-item>
          <text:p text:style-name="P26">/sheet/:sheetId</text:p>
          <text:p text:style-name="P31">Permet à l’utilisateur <text:span text:style-name="T13">de retirer un utilisateur pouvant consulter et modifier son document d’identifiant ‘sheetId’. (contient le nom d’utilisateur de la personne à retirer)</text:span>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  <number:currency-style style:name="N119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9P0"/>
    </number:currency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5P0" style:volatile="true">
      <number:number number:decimal-places="2" number:min-decimal-places="2" number:min-integer-digits="1" number:grouping="true"/>
      <number:text> </number:text>
    </number:number-style>
    <number:number-style style:name="N11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1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1P0"/>
    </number:currency-style>
    <number:date-style style:name="N10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09:47:34.522430589</meta:creation-date>
    <meta:generator>LibreOffice/7.3.7.2$Linux_X86_64 LibreOffice_project/30$Build-2</meta:generator>
    <dc:date>2023-12-29T18:17:02.540697669</dc:date>
    <meta:editing-duration>PT1H47M2S</meta:editing-duration>
    <meta:editing-cycles>13</meta:editing-cycles>
    <meta:document-statistic meta:table-count="0" meta:image-count="0" meta:object-count="0" meta:page-count="3" meta:paragraph-count="54" meta:word-count="517" meta:character-count="3336" meta:non-whitespace-character-count="2907"/>
  </office:meta>
</office:document-meta>
</file>